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69pt"/>
    </style:style>
    <style:style style:name="co2" style:family="table-column">
      <style:table-column-properties fo:break-before="auto" style:column-width="258.6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274.25pt"/>
    </style:style>
    <style:style style:name="co8" style:family="table-column">
      <style:table-column-properties fo:break-before="auto" style:column-width="278.65pt"/>
    </style:style>
    <style:style style:name="co9" style:family="table-column">
      <style:table-column-properties fo:break-before="auto" style:column-width="275.0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6.2pt" fo:break-before="auto" style:use-optimal-row-height="false"/>
    </style:style>
    <style:style style:name="ro3" style:family="table-row">
      <style:table-row-properties style:row-height="14.94pt" fo:break-before="auto" style:use-optimal-row-height="false"/>
    </style:style>
    <style:style style:name="ro4" style:family="table-row">
      <style:table-row-properties style:row-height="7.46pt" fo:break-before="auto" style:use-optimal-row-height="false"/>
    </style:style>
    <style:style style:name="ro5" style:family="table-row">
      <style:table-row-properties style:row-height="17.94pt" fo:break-before="auto" style:use-optimal-row-height="false"/>
    </style:style>
    <style:style style:name="ro6" style:family="table-row">
      <style:table-row-properties style:row-height="18.54pt" fo:break-before="auto" style:use-optimal-row-height="true"/>
    </style:style>
    <style:style style:name="ro7" style:family="table-row">
      <style:table-row-properties style:row-height="25.46pt" fo:break-before="auto" style:use-optimal-row-height="tru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46.46pt" fo:break-before="auto" style:use-optimal-row-height="true"/>
    </style:style>
    <style:style style:name="ro10" style:family="table-row">
      <style:table-row-properties style:row-height="13.21pt" fo:break-before="auto" style:use-optimal-row-height="true"/>
    </style:style>
    <style:style style:name="ro11" style:family="table-row">
      <style:table-row-properties style:row-height="13.44pt" fo:break-before="auto" style:use-optimal-row-height="true"/>
    </style:style>
    <style:style style:name="ro12" style:family="table-row">
      <style:table-row-properties style:row-height="34.44pt" fo:break-before="auto" style:use-optimal-row-height="false"/>
    </style:style>
    <style:style style:name="ro13" style:family="table-row">
      <style:table-row-properties style:row-height="32.2pt" fo:break-before="auto" style:use-optimal-row-height="false"/>
    </style:style>
    <style:style style:name="ro14" style:family="table-row">
      <style:table-row-properties style:row-height="35.21pt" fo:break-before="auto" style:use-optimal-row-height="true"/>
    </style:style>
    <style:style style:name="ro15" style:family="table-row">
      <style:table-row-properties style:row-height="89.21pt" fo:break-before="auto" style:use-optimal-row-height="false"/>
    </style:style>
    <style:style style:name="ro16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pt"/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ff" fo:border="none"/>
      <style:text-properties fo:color="#000000"/>
    </style:style>
    <style:style style:name="ce4" style:family="table-cell" style:parent-style-name="Default">
      <style:table-cell-properties style:diagonal-bl-tr="none" style:diagonal-tl-br="none" fo:border="1.11pt double-thin #000000" style:border-line-width="0.51pt 0.11pt 0.51pt" style:shadow="non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1.11pt double-thin #000000" style:border-line-width="0.51pt 0.11pt 0.51pt"/>
    </style:style>
    <style:style style:name="ce6" style:family="table-cell" style:parent-style-name="Default">
      <style:table-cell-properties fo:border="1.11pt double-thin #000000" style:border-line-width="0.51pt 0.11pt 0.51pt"/>
      <style:text-properties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order="1.11pt double-thin #000000" style:border-line-width="0.51pt 0.11pt 0.51pt"/>
      <style:text-properties style:font-name="Liberation Sans" fo:font-size="10.5pt" fo:font-weight="bold" style:font-name-asian="DejaVu Sans" style:font-size-asian="10.5pt" style:font-weight-asian="bold" style:font-name-complex="DejaVu Sans" style:font-size-complex="10.5pt" style:font-weight-complex="bold"/>
    </style:style>
    <style:style style:name="ce8" style:family="table-cell" style:parent-style-name="Default">
      <style:table-cell-properties fo:border="1.11pt double-thin #000000" style:border-line-width="0.51pt 0.11pt 0.51pt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1.11pt double-thin #000000" style:border-line-width="0.51pt 0.11pt 0.51pt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style:text-align-source="fix" style:repeat-content="false" fo:border="1.11pt double-thin #000000" style:border-line-width="0.51pt 0.11pt 0.51pt" style:vertical-align="middle"/>
      <style:paragraph-properties fo:text-align="center" fo:margin-left="0pt"/>
      <style:text-properties fo:font-size="10.5pt" fo:font-style="normal" style:font-size-asian="10.5pt" style:font-style-asian="normal" style:font-size-complex="10.5pt" style:font-style-complex="normal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1.11pt double-thin #000000" style:border-line-width="0.51pt 0.11pt 0.51pt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border="1.11pt double-thin #000000" style:border-line-width="0.51pt 0.11pt 0.51pt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1.11pt double-thin #000000" style:border-line-width="0.51pt 0.11pt 0.51pt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1.11pt double-thin #000000" style:border-line-width="0.51pt 0.11pt 0.51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1.11pt double-thin #000000" style:border-line-width="0.51pt 0.11pt 0.51pt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1.11pt double-thin #000000" style:border-line-width="0.51pt 0.11pt 0.51pt"/>
      <style:paragraph-properties fo:text-align="center" fo:margin-left="0pt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6" table:number-rows-spanned="3">
            <text:p><text:span text:style-name="T1">Environment: Dell Kabylake; 16GB RAM, i7-8th gen quadcore, 256 GB nvme ssd.</text:span></text:p>
            <text:p/>
            <text:p><text:span text:style-name="T1">Rating is done on a scale of 1 to 5, 1 being the worst and 5 being the best.</text:span></text:p>
            <text:p><text:span text:style-name="T1">As baremetal is the best possible scenario with respect to virtualised guests,</text:span></text:p>
            <text:p><text:span text:style-name="T1">Baremetal is given the best rating(5) for a given OS.</text:span></text:p>
            <text:p><text:span text:style-name="T1">Rating is done instead of actual speed because speed depends on the size of file and </text:span></text:p>
            <text:p><text:span text:style-name="T1">size of the packet for transferring(read/write) the file, this can be seen from the</text:span></text:p>
            <text:p><text:span text:style-name="T1">benchmarking results below.</text:span></text:p>
            <text:p/>
            <text:p><text:span text:style-name="T1">Evaluation criteria: Since the benchmarks are done over a range of file sizes,</text:span></text:p>
            <text:p><text:span text:style-name="T1">                                 comparison and hence rating is done considering the file size.</text:span></text:p>
            <text:p><text:span text:style-name="T1">                                 1. Compare speed for small files (64KB – 2MB)</text:span></text:p>
            <text:p><text:span text:style-name="T1">                                 2. Compare speed for medium sized files (4MB – 65MB)</text:span></text:p>
            <text:p><text:span text:style-name="T1">                                 3. Compare speed for big files (for files of size &gt; 65MB and upto 4GB)</text:span></text:p>
            <text:p>                                 Priority is 3→2→1 in that order. Because a small difference in speed is</text:p>
            <text:p>                                 More significant for files of higher sizes than for those with small sizes.</text:p>
            <text:p>                                 </text:p>
            <text:p><text:span text:style-name="T1">Note: I have tried to rate different platforms based on the data collected here:</text:span></text:p>
            <text:p><text:span text:style-name="T1"><text:a xlink:href="https://github.com/mahantesh-ais/Benchmarking" xlink:type="simple">https://github.com/mahantesh-ais/Benchmarking</text:a></text:span></text:p>
            <text:p><text:span text:style-name="T1">For detailed data, please follow the above link.</text:span></text:p>
            <text:p><text:span text:style-name="T1">Iozone (</text:span><text:span text:style-name="T1"><text:a xlink:href="http://www.iozone.org/" xlink:type="simple">http://www.iozone.org/</text:a></text:span><text:span text:style-name="T1">) is used to perform benchmarking.</text:span></text:p>
          </table:table-cell>
          <table:covered-table-cell table:style-name="ce11"/>
          <table:covered-table-cell table:number-columns-repeated="3" table:style-name="Default"/>
          <table:covered-table-cell/>
          <table:table-cell table:number-columns-repeated="2"/>
        </table:table-row>
        <table:table-row table:style-name="ro1">
          <table:table-cell/>
          <table:covered-table-cell table:style-name="ce2"/>
          <table:covered-table-cell table:style-name="ce11"/>
          <table:covered-table-cell table:number-columns-repeated="3" table:style-name="Default"/>
          <table:covered-table-cell/>
          <table:table-cell table:number-columns-repeated="2"/>
        </table:table-row>
        <table:table-row table:style-name="ro2">
          <table:table-cell/>
          <table:covered-table-cell table:style-name="ce2"/>
          <table:covered-table-cell table:style-name="ce11"/>
          <table:covered-table-cell table:number-columns-repeated="3" table:style-name="Default"/>
          <table:covered-table-cell/>
          <table:table-cell table:number-columns-repeated="2"/>
        </table:table-row>
        <table:table-row table:style-name="ro3">
          <table:table-cell/>
          <table:table-cell table:style-name="Default" table:number-columns-repeated="5"/>
          <table:table-cell table:number-columns-repeated="3"/>
        </table:table-row>
        <table:table-row table:style-name="ro4" table:visibility="collapse">
          <table:table-cell/>
          <table:table-cell table:style-name="ce3" office:value-type="string" calcext:value-type="string">
            <text:p>Author:Mahantesh Salimath </text:p>
            <text:p><text:span text:style-name="T2"><text:a xlink:href="mailto:mahantesh.openxt@gmail.com" xlink:type="simple">mahantesh.openxt@gmail.com</text:a></text:span><text:span text:style-name="T2">&gt;</text:span></text:p>
          </table:table-cell>
          <table:table-cell table:style-name="Default" table:number-columns-repeated="4"/>
          <table:table-cell table:number-columns-repeated="3"/>
        </table:table-row>
        <table:table-row table:style-name="ro5">
          <table:table-cell/>
          <table:table-cell table:style-name="Default" table:number-columns-repeated="5"/>
          <table:table-cell table:number-columns-repeated="3"/>
        </table:table-row>
        <table:table-row table:style-name="ro6">
          <table:table-cell/>
          <table:table-cell table:style-name="ce4" office:value-type="string" calcext:value-type="string">
            <text:p>Comparison of Read performance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7">
          <table:table-cell/>
          <table:table-cell table:style-name="ce5"/>
          <table:table-cell table:style-name="ce12" office:value-type="string" calcext:value-type="string">
            <text:p>Baremetal</text:p>
          </table:table-cell>
          <table:table-cell table:style-name="ce12" office:value-type="string" calcext:value-type="string">
            <text:p>OpenXT-7</text:p>
            <text:p>(blktap2)</text:p>
          </table:table-cell>
          <table:table-cell table:style-name="ce12" office:value-type="string" calcext:value-type="string">
            <text:p>OpenXT-master</text:p>
            <text:p>(blktap3 fork)</text:p>
          </table:table-cell>
          <table:table-cell table:style-name="ce12" office:value-type="string" calcext:value-type="string">
            <text:p>OpenXT-master </text:p>
            <text:p>(blktap3 upstream)</text:p>
          </table:table-cell>
          <table:table-cell table:style-name="ce12" office:value-type="string" calcext:value-type="string">
            <text:p>Notes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Dom0 </text:p>
          </table:table-cell>
          <table:table-cell table:style-name="ce13" table:number-columns-repeated="2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5"/>
          <table:table-cell table:number-columns-repeated="2"/>
        </table:table-row>
        <table:table-row table:style-name="ro9">
          <table:table-cell/>
          <table:table-cell office:value-type="string" calcext:value-type="string">
            <text:p>Windows10x64bit (no <text:span text:style-name="T3">PV</text:span> drivers)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9" office:value-type="string" calcext:value-type="string">
            <text:p>Without using PV drivers the performance is very </text:p>
            <text:p>bad, QEMU and stubdom overhead may be the reason.</text:p>
            <text:p>Using OPENXT PV drivers improves the performance </text:p>
            <text:p>slightly but not as good as upstream PV drivers.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Windows10x64 bit (AHCI Emulation)</text:p>
          </table:table-cell>
          <table:table-cell table:style-name="ce13" table:number-columns-repeated="3"/>
          <table:table-cell table:style-name="ce13" office:value-type="float" office:value="2.4" calcext:value-type="float">
            <text:p>2.4</text:p>
          </table:table-cell>
          <table:table-cell table:style-name="ce19"/>
          <table:table-cell table:number-columns-repeated="2"/>
        </table:table-row>
        <table:table-row table:style-name="ro10">
          <table:table-cell/>
          <table:table-cell office:value-type="string" calcext:value-type="string">
            <text:p>Windows10x64 bit (encrypted, AHCI Emulation)</text:p>
          </table:table-cell>
          <table:table-cell table:style-name="ce13" table:number-columns-repeated="3"/>
          <table:table-cell table:style-name="ce13" office:value-type="float" office:value="2.4" calcext:value-type="float">
            <text:p>2.4</text:p>
          </table:table-cell>
          <table:table-cell table:style-name="ce19"/>
          <table:table-cell table:number-columns-repeated="2"/>
        </table:table-row>
        <table:table-row table:style-name="ro11">
          <table:table-cell/>
          <table:table-cell table:style-name="ce7" office:value-type="string" calcext:value-type="string">
            <text:p>Windows10x64bit (with OPENXT <text:span text:style-name="T3">PV</text:span> drivers)</text:p>
          </table:table-cell>
          <table:table-cell table:style-name="ce13" table:number-columns-repeated="2"/>
          <table:table-cell table:style-name="ce13" office:value-type="float" office:value="2.2" calcext:value-type="float">
            <text:p>2.2</text:p>
          </table:table-cell>
          <table:table-cell table:style-name="ce13"/>
          <table:table-cell table:style-name="ce20"/>
          <table:table-cell table:number-columns-repeated="2"/>
        </table:table-row>
        <table:table-row table:style-name="ro12">
          <table:table-cell/>
          <table:table-cell office:value-type="string" calcext:value-type="string">
            <text:p>Windows10x64bit</text:p>
            <text:p>(with upstream PV drivers)</text:p>
          </table:table-cell>
          <table:table-cell table:style-name="ce13"/>
          <table:table-cell table:style-name="ce13" office:value-type="float" office:value="2.5" calcext:value-type="float">
            <text:p>2.5</text:p>
          </table:table-cell>
          <table:table-cell table:number-columns-repeated="2" table:style-name="ce13" office:value-type="float" office:value="2.8" calcext:value-type="float">
            <text:p>2.8</text:p>
          </table:table-cell>
          <table:table-cell table:style-name="ce21" office:value-type="string" calcext:value-type="string">
            <text:p>blktap2 is significantly slower</text:p>
            <text:p> (~ by factor of 2) compared to blktap3-fork and blktap3-</text:p>
            <text:p>upstream when it comes to large files.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Windows10x64bit (encrypted)</text:p>
            <text:p>(with upstream PV drivers)</text:p>
          </table:table-cell>
          <table:table-cell table:style-name="ce13" table:number-columns-repeated="2"/>
          <table:table-cell table:style-name="ce13" office:value-type="float" office:value="2.8" calcext:value-type="float">
            <text:p>2.8</text:p>
          </table:table-cell>
          <table:table-cell table:style-name="ce13"/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Ubuntu18.04x64bit </text:p>
            <text:p>(encrypted)</text:p>
          </table:table-cell>
          <table:table-cell table:style-name="ce13"/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5" calcext:value-type="float">
            <text:p>3.5</text:p>
          </table:table-cell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6">
          <table:table-cell/>
          <table:table-cell table:style-name="ce8" office:value-type="string" calcext:value-type="string">
            <text:p>Comparison of Write Performance</text:p>
          </table:table-cell>
          <table:table-cell table:style-name="ce14" table:number-columns-repeated="4"/>
          <table:table-cell table:number-columns-repeated="3"/>
        </table:table-row>
        <table:table-row table:style-name="ro6">
          <table:table-cell/>
          <table:table-cell table:style-name="ce9"/>
          <table:table-cell table:style-name="ce14" table:number-columns-repeated="4"/>
          <table:table-cell table:number-columns-repeated="3"/>
        </table:table-row>
        <table:table-row table:style-name="ro7">
          <table:table-cell/>
          <table:table-cell table:style-name="ce5"/>
          <table:table-cell table:style-name="ce12" office:value-type="string" calcext:value-type="string">
            <text:p>Baremetal</text:p>
          </table:table-cell>
          <table:table-cell table:style-name="ce12" office:value-type="string" calcext:value-type="string">
            <text:p>OpenXT-7</text:p>
            <text:p> (blktap2)</text:p>
          </table:table-cell>
          <table:table-cell table:style-name="ce12" office:value-type="string" calcext:value-type="string">
            <text:p>OpenXT-master</text:p>
            <text:p>(blktap3 fork)</text:p>
          </table:table-cell>
          <table:table-cell table:style-name="ce12" office:value-type="string" calcext:value-type="string">
            <text:p>OpenXT-master</text:p>
            <text:p> (blktap3 upstream)</text:p>
          </table:table-cell>
          <table:table-cell table:style-name="ce12" office:value-type="string" calcext:value-type="string">
            <text:p>Notes</text:p>
          </table:table-cell>
          <table:table-cell table:number-columns-repeated="2"/>
        </table:table-row>
        <table:table-row table:style-name="ro13">
          <table:table-cell/>
          <table:table-cell office:value-type="string" calcext:value-type="string">
            <text:p>Dom0 </text:p>
          </table:table-cell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5"/>
          <table:table-cell table:number-columns-repeated="2"/>
        </table:table-row>
        <table:table-row table:style-name="ro9">
          <table:table-cell/>
          <table:table-cell office:value-type="string" calcext:value-type="string">
            <text:p>Windows10x64bit (no <text:span text:style-name="T3">PV</text:span> drivers)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9" office:value-type="string" calcext:value-type="string">
            <text:p>Without using PV drivers the performance is very </text:p>
            <text:p>bad, QEMU and stubdom overhead may be the reason.</text:p>
            <text:p>Using OPENXT PV drivers improves the performance </text:p>
            <text:p>slightly but not as good as upstream PV drivers.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Windows10x64 bit (AHCI Emulation)</text:p>
          </table:table-cell>
          <table:table-cell table:style-name="ce15" table:number-columns-repeated="3"/>
          <table:table-cell table:style-name="ce15" office:value-type="float" office:value="3.1" calcext:value-type="float">
            <text:p>3.1</text:p>
          </table:table-cell>
          <table:table-cell table:style-name="ce19"/>
          <table:table-cell table:number-columns-repeated="2"/>
        </table:table-row>
        <table:table-row table:style-name="ro10">
          <table:table-cell/>
          <table:table-cell office:value-type="string" calcext:value-type="string">
            <text:p>Windows10x64 bit (encrypted, AHCI Emulation)</text:p>
          </table:table-cell>
          <table:table-cell table:style-name="ce15" table:number-columns-repeated="3"/>
          <table:table-cell table:style-name="ce15" office:value-type="float" office:value="3.1" calcext:value-type="float">
            <text:p>3.1</text:p>
          </table:table-cell>
          <table:table-cell table:style-name="ce19"/>
          <table:table-cell table:number-columns-repeated="2"/>
        </table:table-row>
        <table:table-row table:style-name="ro11">
          <table:table-cell/>
          <table:table-cell table:style-name="ce7" office:value-type="string" calcext:value-type="string">
            <text:p>Windows10x64bit (with OPENXT <text:span text:style-name="T3">PV</text:span> drivers)</text:p>
          </table:table-cell>
          <table:table-cell table:style-name="ce15" table:number-columns-repeated="2"/>
          <table:table-cell table:style-name="ce15" office:value-type="float" office:value="2.2" calcext:value-type="float">
            <text:p>2.2</text:p>
          </table:table-cell>
          <table:table-cell table:style-name="ce15"/>
          <table:table-cell table:style-name="ce19"/>
          <table:table-cell table:number-columns-repeated="2"/>
        </table:table-row>
        <table:table-row table:style-name="ro14">
          <table:table-cell/>
          <table:table-cell office:value-type="string" calcext:value-type="string">
            <text:p>Windows10x64bit</text:p>
            <text:p>(with upstream PV drivers)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3.5" calcext:value-type="float">
            <text:p>3.5</text:p>
          </table:table-cell>
          <table:table-cell table:style-name="ce21" office:value-type="string" calcext:value-type="string">
            <text:p>blktap2 is significantly slower</text:p>
            <text:p> (~ by factor of 2) compared to blktap3-fork and blktap3-</text:p>
            <text:p>upstream when it comes to large files.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Windows10x64bit (encrypted)</text:p>
            <text:p>(with upstream PV drivers)</text:p>
          </table:table-cell>
          <table:table-cell table:style-name="ce15" table:number-columns-repeated="2"/>
          <table:table-cell table:style-name="ce15" office:value-type="float" office:value="3.2" calcext:value-type="float">
            <text:p>3.2</text:p>
          </table:table-cell>
          <table:table-cell table:style-name="ce15"/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Ubuntu18.04x64bit </text:p>
            <text:p>(encrypted)</text:p>
          </table:table-cell>
          <table:table-cell table:style-name="ce15"/>
          <table:table-cell table:number-columns-repeated="2" table:style-name="ce15" office:value-type="float" office:value="2.9" calcext:value-type="float">
            <text:p>2.9</text:p>
          </table:table-cell>
          <table:table-cell table:style-name="ce15" office:value-type="float" office:value="3.5" calcext:value-type="float">
            <text:p>3.5</text:p>
          </table:table-cell>
          <table:table-cell table:style-name="ce5"/>
          <table:table-cell table:number-columns-repeated="2"/>
        </table:table-row>
        <table:table-row table:style-name="ro15">
          <table:table-cell/>
          <table:table-cell table:style-name="Default" table:number-columns-repeated="5"/>
          <table:table-cell table:number-columns-repeated="3"/>
        </table:table-row>
        <table:table-row table:style-name="ro6">
          <table:table-cell/>
          <table:table-cell table:style-name="ce8" office:value-type="string" calcext:value-type="string">
            <text:p>Using O_DIRECT Flag</text:p>
          </table:table-cell>
          <table:table-cell table:style-name="ce16"/>
          <table:table-cell table:style-name="ce18" office:value-type="string" calcext:value-type="string" table:number-columns-spanned="3" table:number-rows-spanned="3">
            <text:p>Note: O_DIRECT minimizes the cache/memory effects.</text:p>
            <text:p> Hence, this test is done to get a better</text:p>
            <text:p>perspective of the underlying disk driver.</text:p>
          </table:table-cell>
          <table:covered-table-cell table:number-columns-repeated="2" table:style-name="ce16"/>
          <table:table-cell table:number-columns-repeated="3"/>
        </table:table-row>
        <table:table-row table:style-name="ro6">
          <table:table-cell/>
          <table:table-cell table:style-name="ce9"/>
          <table:table-cell table:style-name="Default"/>
          <table:covered-table-cell table:number-columns-repeated="3" table:style-name="Default"/>
          <table:table-cell table:number-columns-repeated="3"/>
        </table:table-row>
        <table:table-row table:style-name="ro6">
          <table:table-cell/>
          <table:table-cell table:style-name="ce4" office:value-type="string" calcext:value-type="string">
            <text:p>Comparison of Read performance</text:p>
          </table:table-cell>
          <table:table-cell table:style-name="Default"/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ce10"/>
          <table:table-cell table:style-name="Default" table:number-columns-repeated="4"/>
          <table:table-cell table:number-columns-repeated="3"/>
        </table:table-row>
        <table:table-row table:style-name="ro7">
          <table:table-cell/>
          <table:table-cell table:style-name="ce5"/>
          <table:table-cell table:style-name="ce12" office:value-type="string" calcext:value-type="string">
            <text:p>Baremetal</text:p>
          </table:table-cell>
          <table:table-cell table:style-name="ce12" office:value-type="string" calcext:value-type="string">
            <text:p>OpenXT-7</text:p>
            <text:p>(blktap2)</text:p>
          </table:table-cell>
          <table:table-cell table:style-name="ce12" office:value-type="string" calcext:value-type="string">
            <text:p>OpenXT-master</text:p>
            <text:p>(blktap3 fork)</text:p>
          </table:table-cell>
          <table:table-cell table:style-name="ce12" office:value-type="string" calcext:value-type="string">
            <text:p>OpenXT-master</text:p>
            <text:p>(blktap3 upstream)</text:p>
          </table:table-cell>
          <table:table-cell table:style-name="ce12" office:value-type="string" calcext:value-type="string">
            <text:p>Notes</text:p>
          </table:table-cell>
          <table:table-cell table:number-columns-repeated="2"/>
        </table:table-row>
        <table:table-row table:style-name="ro16">
          <table:table-cell/>
          <table:table-cell office:value-type="string" calcext:value-type="string">
            <text:p>Dom0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2"/>
          <table:table-cell table:number-columns-repeated="2"/>
        </table:table-row>
        <table:table-row table:style-name="ro12">
          <table:table-cell/>
          <table:table-cell office:value-type="string" calcext:value-type="string">
            <text:p>Windows10x64bit (no <text:span text:style-name="T3">PV</text:span> drivers)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9" office:value-type="string" calcext:value-type="string">
            <text:p>Without using PV drivers the performance is very </text:p>
            <text:p>bad, QEMU and stubdom overhead may be the reason.</text:p>
            <text:p/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Windows10x64 bit (AHCI Emulation)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table:style-name="ce19"/>
          <table:table-cell table:number-columns-repeated="2"/>
        </table:table-row>
        <table:table-row table:style-name="ro10">
          <table:table-cell/>
          <table:table-cell office:value-type="string" calcext:value-type="string">
            <text:p>Windows10x64 bit (encrypted, AHCI Emulation)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table:style-name="ce19"/>
          <table:table-cell table:number-columns-repeated="2"/>
        </table:table-row>
        <table:table-row table:style-name="ro11">
          <table:table-cell/>
          <table:table-cell table:style-name="ce7" office:value-type="string" calcext:value-type="string">
            <text:p>Windows10x64bit (with OPENXT <text:span text:style-name="T3">PV</text:span> drivers)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table:style-name="ce19"/>
          <table:table-cell table:number-columns-repeated="2"/>
        </table:table-row>
        <table:table-row table:style-name="ro7">
          <table:table-cell/>
          <table:table-cell office:value-type="string" calcext:value-type="string">
            <text:p>Windows10x64bit</text:p>
            <text:p>(with upstream PV drivers)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2" office:value-type="float" office:value="3.4" calcext:value-type="float">
            <text:p>3.4</text:p>
          </table:table-cell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Windows10x64bit (encrypted)</text:p>
            <text:p>(with upstream PV drivers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Ubuntu18.04x64bit </text:p>
            <text:p>(encrypted)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ce22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6">
          <table:table-cell/>
          <table:table-cell table:style-name="ce8" office:value-type="string" calcext:value-type="string">
            <text:p>Comparison of Write Performance</text:p>
          </table:table-cell>
          <table:table-cell table:style-name="ce14" table:number-columns-repeated="4"/>
          <table:table-cell table:number-columns-repeated="3"/>
        </table:table-row>
        <table:table-row table:style-name="ro6">
          <table:table-cell/>
          <table:table-cell table:style-name="ce9"/>
          <table:table-cell table:style-name="ce14" table:number-columns-repeated="4"/>
          <table:table-cell table:number-columns-repeated="3"/>
        </table:table-row>
        <table:table-row table:style-name="ro7">
          <table:table-cell/>
          <table:table-cell table:style-name="ce5"/>
          <table:table-cell table:style-name="ce12" office:value-type="string" calcext:value-type="string">
            <text:p>Baremetal</text:p>
          </table:table-cell>
          <table:table-cell table:style-name="ce12" office:value-type="string" calcext:value-type="string">
            <text:p>OpenXT-7</text:p>
            <text:p> (blktap2)</text:p>
          </table:table-cell>
          <table:table-cell table:style-name="ce12" office:value-type="string" calcext:value-type="string">
            <text:p>OpenXT-master</text:p>
            <text:p>(blktap3 fork)</text:p>
          </table:table-cell>
          <table:table-cell table:style-name="ce12" office:value-type="string" calcext:value-type="string">
            <text:p>OpenXT-master</text:p>
            <text:p>(blktap3 upstream)</text:p>
          </table:table-cell>
          <table:table-cell table:style-name="ce12" office:value-type="string" calcext:value-type="string">
            <text:p>Notes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Dom0 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2"/>
          <table:table-cell table:number-columns-repeated="2"/>
        </table:table-row>
        <table:table-row table:style-name="ro14">
          <table:table-cell/>
          <table:table-cell office:value-type="string" calcext:value-type="string">
            <text:p>Windows10x64bit (no <text:span text:style-name="T3">PV</text:span> drivers)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9" office:value-type="string" calcext:value-type="string">
            <text:p>Without using PV drivers the performance is very </text:p>
            <text:p>bad, QEMU and stubdom overhead may be the reason.</text:p>
            <text:p/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Windows10x64 bit (AHCI Emulation)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style-name="ce19"/>
          <table:table-cell table:number-columns-repeated="2"/>
        </table:table-row>
        <table:table-row table:style-name="ro10">
          <table:table-cell/>
          <table:table-cell office:value-type="string" calcext:value-type="string">
            <text:p>Windows10x64 bit (encrypted, AHCI Emulation)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style-name="ce19"/>
          <table:table-cell table:number-columns-repeated="2"/>
        </table:table-row>
        <table:table-row table:style-name="ro11">
          <table:table-cell/>
          <table:table-cell table:style-name="ce7" office:value-type="string" calcext:value-type="string">
            <text:p>Windows10x64bit (with OPENXT <text:span text:style-name="T3">PV</text:span> drivers)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/>
          <table:table-cell table:style-name="ce19"/>
          <table:table-cell table:number-columns-repeated="2"/>
        </table:table-row>
        <table:table-row table:style-name="ro7">
          <table:table-cell/>
          <table:table-cell office:value-type="string" calcext:value-type="string">
            <text:p>Windows10x64bit</text:p>
            <text:p>(with upstream PV drivers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.1" calcext:value-type="float">
            <text:p>3.1</text:p>
          </table:table-cell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Windows10x64bit (encrytped)</text:p>
            <text:p>(with upstream PV drivers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Ubuntu18.04x64bit </text:p>
            <text:p>(encrypted)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table:style-name="ce2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 style:data-style-name="N2" text:time-value="15:23:02.604335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21:55.688509505</meta:creation-date>
    <dc:date>2019-03-19T16:01:15.273821408</dc:date>
    <meta:editing-duration>PT9H26M7S</meta:editing-duration>
    <meta:editing-cycles>143</meta:editing-cycles>
    <meta:generator>LibreOffice/5.2.7.2$Linux_X86_64 LibreOffice_project/20m0$Build-2</meta:generator>
    <meta:document-statistic meta:table-count="1" meta:cell-count="118" meta:object-count="0"/>
  </office:meta>
</office:document-meta>
</file>